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fo:text-align="center"/>
      <style:text-properties fo:language="en" fo:country="US"/>
    </style:style>
    <style:style style:name="T2" style:parent-style-name="Car.predefinitoparagrafo" style:family="text">
      <style:text-properties fo:language="en" fo:country="US"/>
    </style:style>
    <style:style style:name="T3" style:parent-style-name="Car.predefinitoparagrafo" style:family="text">
      <style:text-properties fo:language="en" fo:country="US"/>
    </style:style>
    <style:style style:name="T4" style:parent-style-name="Car.predefinitoparagrafo" style:family="text">
      <style:text-properties fo:language="en" fo:country="US"/>
    </style:style>
    <style:style style:name="T5" style:parent-style-name="Car.predefinitoparagrafo" style:family="text">
      <style:text-properties fo:language="en" fo:country="US"/>
    </style:style>
    <style:style style:name="T6" style:parent-style-name="Car.predefinitoparagrafo" style:family="text">
      <style:text-properties fo:language="en" fo:country="US"/>
    </style:style>
    <style:style style:name="T7" style:parent-style-name="Car.predefinitoparagrafo" style:family="text">
      <style:text-properties fo:language="en" fo:country="US"/>
    </style:style>
    <style:style style:name="T8" style:parent-style-name="Car.predefinitoparagrafo" style:family="text">
      <style:text-properties fo:language="en" fo:country="US"/>
    </style:style>
    <style:style style:name="T9" style:parent-style-name="Car.predefinitoparagrafo" style:family="text">
      <style:text-properties fo:language="en" fo:country="US"/>
    </style:style>
    <style:style style:name="T10" style:parent-style-name="Car.predefinitoparagrafo" style:family="text">
      <style:text-properties fo:language="en" fo:country="US"/>
    </style:style>
    <style:style style:name="T11" style:parent-style-name="Car.predefinitoparagrafo" style:family="text">
      <style:text-properties fo:language="en" fo:country="US"/>
    </style:style>
    <style:style style:name="T12" style:parent-style-name="Car.predefinitoparagrafo" style:family="text">
      <style:text-properties fo:language="en" fo:country="US"/>
    </style:style>
    <style:style style:name="T13" style:parent-style-name="Car.predefinitoparagrafo" style:family="text">
      <style:text-properties fo:language="en" fo:country="US"/>
    </style:style>
    <style:style style:name="T14" style:parent-style-name="Car.predefinitoparagrafo" style:family="text">
      <style:text-properties fo:language="en" fo:country="US"/>
    </style:style>
    <style:style style:name="T15" style:parent-style-name="Car.predefinitoparagrafo" style:family="text">
      <style:text-properties fo:language="en" fo:country="US"/>
    </style:style>
    <style:style style:name="T16" style:parent-style-name="Car.predefinitoparagrafo" style:family="text">
      <style:text-properties fo:language="en" fo:country="US"/>
    </style:style>
    <style:style style:name="T17" style:parent-style-name="Car.predefinitoparagrafo" style:family="text">
      <style:text-properties fo:language="en" fo:country="US"/>
    </style:style>
    <style:style style:name="T18" style:parent-style-name="Car.predefinitoparagrafo" style:family="text">
      <style:text-properties fo:language="en" fo:country="US"/>
    </style:style>
    <style:style style:name="T19" style:parent-style-name="Car.predefinitoparagrafo" style:family="text">
      <style:text-properties fo:language="en" fo:country="US"/>
    </style:style>
  </office:automatic-styles>
  <office:body>
    <office:text text:use-soft-page-breaks="true">
      <text:p text:style-name="P1">PCTO Project Report<text:s/></text:p>
      <text:p text:style-name="Normale"><text:span text:style-name="T2">For my PCTO experience, the first assignment I was given, was to create an algorithm using the coding language python, which was able to calculate how many<text:s/></text:span><text:span text:style-name="T3">microchips of given length and width could fit onto a wafer of given radius with a given space between them. Our work started by analyzing the task and understanding what the approach to the problem could be. Amongst the many ways we thought the code could</text:span><text:span text:style-name="T4"><text:s/>be written, we reckoned the easiest one would have been to set a smaller radius compared to the original one. This smaller radius would equal to the original radius minus half of the diagonal of the microchips. In this way, the only condition we had to se</text:span><text:span text:style-name="T5">t for the code to decide whether the chip was completely inside of the wafer or not, was that the center of the microchips, had to be at a smaller distance to the smaller circumference’s center than the smaller radius. This allowed us to create a simple co</text:span><text:span text:style-name="T6">de, which could be not only shorter in terms of lines, but also much easier to write in terms of functions and specific commands, which with our very limited coding knowledge was a significant advantage. The second task that was assigned to us was to expan</text:span><text:span text:style-name="T7">d the code, in order to make it capable of calculating not only the chips that are fully inside of the wafer, but also how many would be only partially inside and therefore cut. To do this, we set the program in a very similar way, only that this time, we<text:s/></text:span><text:span text:style-name="T8">only had to consider those chips, which center was in between the smaller and the original radius. Lastly, after we made sure that the code was working properly, all that was left to do, was to represent the program graphically, which we did using the pyth</text:span><text:span text:style-name="T9">on extension “matplotlib”. Setting up the graphic area where the program would be represented, was something that neither of us knew how to do, therefore we had to ask chat GPT for indications on how it could have been done. After that we watched numerous<text:s/></text:span><text:span text:style-name="T10">YouTube</text:span><text:span text:style-name="T11"><text:s/>videos and material online on websites like “Stack Overflow”<text:s/></text:span><text:span text:style-name="T12">to get a better understanding</text:span><text:span text:style-name="T13"><text:s/>of the indications chat GPT had given us.<text:s/></text:span><text:span text:style-name="T14">As we tried to run the program with the graph included, we noticed that the green chips (the ones that fit fully in the wafer) were slightly translated compared to the red ones (the cut chips). To address the issue, we checked the code again, corrected it and made sure everything was working as it shoulded.<text:s/></text:span><text:span text:style-name="T15"><text:s/>The properly working program was now ready to be uploaded on the platform<text:s/></text:span><text:span text:style-name="T16">GitHub</text:span><text:span text:style-name="T17">. During the creation of the progr</text:span><text:span text:style-name="T18">am we encountered countless obstacles and difficulties, which were mainly caused by our significantly limited capabilities in coding, but with a little help by the people working together with us and material online we managed to conclude successfully our<text:s/></text:span><text:span text:style-name="T19">work.<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rko Trevisanato</meta:initial-creator>
    <dc:creator>Mirko Trevisanato</dc:creator>
    <meta:creation-date>2024-05-31T07:15:00Z</meta:creation-date>
    <dc:date>2024-06-04T08:10:00Z</dc:date>
    <meta:template xlink:href="Normal" xlink:type="simple"/>
    <meta:editing-cycles>2</meta:editing-cycles>
    <meta:editing-duration>PT348900S</meta:editing-duration>
    <meta:document-statistic meta:page-count="1" meta:paragraph-count="5" meta:word-count="417" meta:character-count="2792" meta:row-count="19" meta:non-whitespace-character-count="2380"/>
  </office:meta>
</office:document-meta>
</file>